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margin-top="9.999cm" fo:margin-bottom="0cm"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margin-top="9.999cm" fo:margin-bottom="0cm"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top="0cm" fo:margin-bottom="0cm"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margin-top="0cm" fo:margin-bottom="0cm"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5" style:family="paragraph" style:parent-style-name="Text_20_body">
      <style:paragraph-properties fo:margin-top="0cm" fo:margin-bottom="0cm"/>
      <style:text-properties style:font-name="Courier New" fo:font-size="10pt" style:font-size-asian="10pt" style:font-size-complex="10pt"/>
    </style:style>
    <style:style style:name="P6" style:family="paragraph" style:parent-style-name="Text_20_body">
      <style:paragraph-properties fo:text-align="start" style:justify-single-word="false"/>
    </style:style>
    <style:style style:name="P7" style:family="paragraph" style:parent-style-name="Text_20_body">
      <style:paragraph-properties fo:text-align="justify" style:justify-single-word="false"/>
    </style:style>
    <style:style style:name="P8" style:family="paragraph" style:parent-style-name="Text_20_body">
      <style:text-properties style:font-name="Courier New" fo:font-size="10pt" style:font-size-asian="10pt" style:font-size-complex="10pt"/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Preformatted_20_Text">
      <style:paragraph-properties fo:margin-top="0cm" fo:margin-bottom="0.499cm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3" style:family="paragraph" style:parent-style-name="Heading_20_1">
      <style:paragraph-properties fo:text-align="start" style:justify-single-word="false" fo:break-before="page"/>
    </style:style>
    <style:style style:name="P14" style:family="paragraph" style:parent-style-name="Text_20_body" style:list-style-name="L1">
      <style:paragraph-properties fo:text-align="justify" style:justify-single-word="false"/>
    </style:style>
    <style:style style:name="P15" style:family="paragraph" style:parent-style-name="Text_20_body" style:list-style-name="L2">
      <style:paragraph-properties fo:text-align="justify" style:justify-single-word="false"/>
    </style:style>
    <style:style style:name="P16" style:family="paragraph" style:parent-style-name="Text_20_body" style:list-style-name="L3"/>
    <style:style style:name="P17" style:family="paragraph" style:parent-style-name="Text_20_body" style:list-style-name="L4">
      <style:paragraph-properties fo:text-align="start" style:justify-single-word="false"/>
    </style:style>
    <style:style style:name="P18" style:family="paragraph" style:parent-style-name="Text_20_body">
      <style:text-properties style:font-name="Courier New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STORAGE PROJECT</text:p>
      <text:p text:style-name="P2"/>
      <text:p text:style-name="P3"/>
      <text:p text:style-name="P4">Dokumentacja użytkowa</text:p>
      <text:p text:style-name="P3"><text:s text:c="2"/>Wersja: 0.5</text:p>
      <text:p text:style-name="P3"><text:s text:c="2"/>Autor: Łukasz Marcin Podkalicki</text:p>
      <text:p text:style-name="P3"><text:line-break/></text:p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pis treści1_Head">
            <text:p text:style-name="P9">Spis treści</text:p>
          </text:index-title>
          <text:p text:style-name="P11">1Opis projektu<text:tab/>3</text:p>
          <text:p text:style-name="P11">2Wymagania środowiska<text:tab/>4</text:p>
          <text:p text:style-name="P11">3Instalacja pakietu<text:tab/>4</text:p>
          <text:p text:style-name="P12">3.1Pobranie najnowszych źródeł<text:tab/>4</text:p>
          <text:p text:style-name="P12">3.2Rozpakowanie tarball'a<text:tab/>4</text:p>
          <text:p text:style-name="P12">3.3Instalacja<text:tab/>4</text:p>
          <text:p text:style-name="P11">4Konfiguracja<text:tab/>4</text:p>
          <text:p text:style-name="P12">4.1Serwer fstoraged<text:tab/>4</text:p>
          <text:p text:style-name="P12">4.2Client (wykorzystanie API)<text:tab/>5</text:p>
          <text:p text:style-name="P11">5Uruchomienie<text:tab/>5</text:p>
          <text:p text:style-name="P12">5.1Lista opcji dostępnych do uruchomienia serwera.<text:tab/>5</text:p>
          <text:p text:style-name="P12">5.2Przykładowy plik konfiguracyjny<text:tab/>5</text:p>
          <text:p text:style-name="P12">5.3Tryb interactive<text:tab/>6</text:p>
          <text:p text:style-name="P12">5.4Tryb background<text:tab/>6</text:p>
        </text:index-body>
      </text:table-of-content>
      <text:p text:style-name="P3"/>
      <text:h text:style-name="P13" text:outline-level="1">Opis projektu</text:h>
      <text:p text:style-name="P7">Fstorage (dalej zamiennie FS) został zaprojektowany w połowie roku 2009. Oprogramowanie to ma docelowo rozwiązać problem składowania plików (dusżych ilości, pliki multimedialne, etc..) przez wiele aplikacji internetowych (równocześnie; różne technologie). W swej idei Fstorage jest prostym i szybkim serwerem storage'owym dostępnym dla popularnych platform hostujących aplikacje www – <text:s/>systemy linux oraz BSD. <text:s/>Jest również lepsza alternatywa mojego wcześniejszego, komercyjnego rozwiązania fbox (EOL-GROUP; przykładowe wdrożenie – multimedia dla biznesu – vidze.pl) napisanego w języku Python. Głównymi zadaniami Fstorage są: zdeponować plik (o konkretnym identyfikatorze, klucz pliku) na serwerze oraz pozyskać plik z serwera odwołując się do konkretnego klucza. Struktura rozkładu fizycznych serwerów z funkcjonalnością Fstorage, podobnie jak to ma miejsce w programie Memcache, może przypominać strukturę sieci eliptycznej. <text:s/>W obecnej wersji projekt wspiera tylko cechy protokołu IP version 4.</text:p>
      <text:p text:style-name="P7">W skład projektu FS wchodzi:</text:p>
      <text:list xml:id="list1196716442" text:style-name="L1">
        <text:list-item>
          <text:p text:style-name="P14">serwer programowy FSTORAGED. Program znajduje się w pakiecie fstorage-0.5.tar.gz. Po instalacji pakietu jest dostępny w „/usr/bin”. Wymaga prostego pliku konfiguracyjnego (przykład w fstoraged.sample.conf). Aby zobaczyć wszystkie dostępne opcje należy wpisać w terminalu „fstoraged -h”; </text:p>
        </text:list-item>
        <text:list-item>
          <text:p text:style-name="P14">biblioteki API dla języków formalnych C/C++. Standardowo wraz z pakietem fstorage-0.5.tar.gz dostarczane są bliblioteki dla ANSI C (c99) libfstorage oraz C++ (stdgnu98) libfstorage++ (-lfstorage, -lfstorage++) instalowane razem z pakietem docelowo w „/usr/lib”. Pliki nagłówkowe do tych bibliotek kopiowane są docelowo do „/usr/include” (fstorage.h dla ANSI C, fstorage++.h dla C++). Biblioteka dla C++ jest obiektowym wrapperem dla funkcji z biblioteki ANSI C;</text:p>
        </text:list-item>
        <text:list-item>
          <text:p text:style-name="P14">bilbioteka API dla Python. Jest to oddzielny pakiet pyfstorage-0.5.tar.gz, który do instalacji wymaga wcześniejszeg zainstalowania pakietu fstorage-0.5.tar.gz. Python'owa biblioteka używa funkcjonalności CPython (korzysta również z biblioteki libfstorage dla ANSI C) do stworzenia odpowiedniego rozszerzenia dla tego języka;</text:p>
        </text:list-item>
        <text:list-item>
          <text:p text:style-name="P14">Biblioteka API dla PHP. Podobnie jak w przypadku biblloteki dla Python jest to oddzielny pakiet <text:s/>phpfstorage-0.5.tar.gz i wymagana jest wcześniejsza instalacja pakietu fstorage-0.5.tar.gz. FS API dla PHP <text:s/>buduje się jak standardowe moduły dla tego języka (Zend/phpize);</text:p>
        </text:list-item>
      </text:list>
      <text:p text:style-name="P7"/>
      <text:p text:style-name="P7">FS obsługuje na jednym porcie dwa rodzaje protokołów:</text:p>
      <text:list xml:id="list1469657403" text:style-name="L2">
        <text:list-item>
          <text:p text:style-name="P15">FSTP (File Storage Trasfer Protocol) – dedykowany, binarny protokół (dalej zamiennie BTP);</text:p>
        </text:list-item>
        <text:list-item>
          <text:p text:style-name="P15">HTTP – metody HEAD, PUT, GET;</text:p>
        </text:list-item>
      </text:list>
      <text:p text:style-name="P7"/>
      <text:p text:style-name="P7">FS we wcześniejszej wersji (0.2) korzystał z autonomicznego modułu serwera WWW napisanego <text:s/>specjalnie dla Nginx - do serwowania plików po HTTP. W aktualnej wersji serwer FSTORAGED wykonuje serwowanie plików po HTTP jak i po FSTP wykorzystując <text:s/>„sendfile”. Działanie serwera programowego z założenia jest proste i opiera się o interfejs gniazd BSD – przy każdym <text:s/>(autoryzowanym – <text:bookmark text:name="intelliTxt"/>simple connection host management - Allowed IP) połączeniu tworzony jest nowy wątek (współbieżność wątkowa niewyprzedzająca). Serwer w pierwszej kolejności sprawdza jakim protokółem chce „rozmawiać” klient, wybiera odpowiedni handler do obslugi połączenia i w razie potrzeby wykonuje pojedynczy Handshake. Następnie serwer wykonuje zlecone operacje i <text:soft-page-break/>odpowiada na prośbę klienta. Na tym etapie transakcja się kończy i następuje rozłączenie. <text:s/>Rozwiązanie takie ma zapewnić odejście od problemu CK10 (podobnie jak to wykonał Igor Sysojev w Nginx). Również ważnym elementem w projekcie jest generowanie kluczy. Klucze „fkey” (File Key) generowane są na podstawie zadanych ciągów znaków (np. przy wysyłanie pliku; file_send(„klucz nr 1”, „/path/to/file”)). W FS wykorzystywany do tego celu jest prosty algorytm CRC16, który zamienia ciąg znaków na system liczbowy dziesiętny. Następnie wynik kodowany jest dedykowanym algorytmem do systemu liczbowego pozycyjnego o podstawie 60 <text:s/>(alfabet składa się kolejno z cyfr, małych i dużych znaków alfabetu łacińskiego).</text:p>
      <text:h text:style-name="Heading_20_1" text:outline-level="1">Wymagania środowiska</text:h>
      <text:list xml:id="list1763318938" text:style-name="L3">
        <text:list-item>
          <text:p text:style-name="P16">System operacyjny linux lub freeBSD (architektura x86, 32 lub 64 bit),</text:p>
        </text:list-item>
        <text:list-item>
          <text:p text:style-name="P16">najnowszy dostępny kompilator gcc/g++ (v. &gt;= 4.4.1),</text:p>
        </text:list-item>
        <text:list-item>
          <text:p text:style-name="P16">(opcjonalnie) Python v. &gt;= 2.5</text:p>
        </text:list-item>
        <text:list-item>
          <text:p text:style-name="P16">(opcjonalnie) PHP v. &gt;= 5.0.1</text:p>
        </text:list-item>
      </text:list>
      <text:h text:style-name="Heading_20_1" text:outline-level="1">Instalacja pakietu</text:h>
      <text:h text:style-name="Heading_20_2" text:outline-level="2">Pobranie najnowszych źródeł</text:h>
      <text:p text:style-name="Text_20_body">Pliki można pobrać ze strony http://sourceforge.net/projects/fstorage/</text:p>
      <text:p text:style-name="Text_20_body">(najnowszy tarball znajduje się w aktualnym względem tej dokumentacji folderze) </text:p>
      <text:h text:style-name="Heading_20_2" text:outline-level="2">Rozpakowanie tarball'a</text:h>
      <text:p text:style-name="Text_20_body">PATH – ścieżka do katalogu, gdzie został zapisany tarball.</text:p>
      <text:p text:style-name="Preformatted_20_Text">$ cd $PATH</text:p>
      <text:p text:style-name="Preformatted_20_Text">$ tar -xvf ./fstorage-0.5.tar.gz</text:p>
      <text:p text:style-name="Preformatted_20_Text">$ …</text:p>
      <text:h text:style-name="Heading_20_2" text:outline-level="2">Instalacja</text:h>
      <text:p text:style-name="Text_20_body">Instalacja wygląda standardowo: configure, make, make install </text:p>
      <text:p text:style-name="Preformatted_20_Text">$ cd fstorage-0.5/</text:p>
      <text:p text:style-name="Preformatted_20_Text">$ ./configure</text:p>
      <text:p text:style-name="Preformatted_20_Text">$ make</text:p>
      <text:p text:style-name="P10">$ sudo make install</text:p>
      <text:h text:style-name="Heading_20_1" text:outline-level="1">Konfiguracja</text:h>
      <text:h text:style-name="Heading_20_2" text:outline-level="2">Serwer fstoraged</text:h>
      <text:p text:style-name="P6">Serwer do prawidłowego działania wymaga podania ścieżki do pliku konfiguracyjnego. Plik konfiguracyjny składa się z kilku zmiennych konfiguracyjnych (pisanych z małych liter).</text:p>
      <text:p text:style-name="P6"><text:s/></text:p>
      <text:p text:style-name="P6"/>
      <text:list xml:id="list267833230" text:style-name="L4">
        <text:list-item>
          <text:p text:style-name="P17"><text:span text:style-name="T1">debug = {0, 1, 2, 3, 4}</text:span> – poziomy logowania, odpowiednio: BRAK, CRITICAL, ERROR, NOTICE, DEBUG; zmienna wymagana.</text:p>
        </text:list-item>
        <text:list-item>
          <text:p text:style-name="P17"><text:soft-page-break/><text:span text:style-name="T1">logfile = PATH</text:span> – ścieżka do pliku gromadzącego logi (działa tylko w trybie background, w trybie interactive logi przekazywane są na standardowe wyjście błędów); zmienna opcjonalna.</text:p>
        </text:list-item>
        <text:list-item>
          <text:p text:style-name="P17"><text:span text:style-name="T1">host = IP_HOST </text:span>– nazwa hosta lub adres IP; zmienna wymagana;</text:p>
        </text:list-item>
        <text:list-item>
          <text:p text:style-name="P17"><text:span text:style-name="T1">port = PORT </text:span>– numer portu, liczba <text:s/>ze zbioru &lt;1; 2^16 - 1&gt;; zmienna wymagana;</text:p>
        </text:list-item>
        <text:list-item>
          <text:p text:style-name="P17"><text:span text:style-name="T1">salt = NUM</text:span> – duża liczba, ziarno losowe; zmienna opcjonalna;</text:p>
        </text:list-item>
        <text:list-item>
          <text:p text:style-name="P17"><text:span text:style-name="T1">base = NUM</text:span> – liczba ze zbioru &lt;2, 65&gt;; zmienna opcjonalna;</text:p>
        </text:list-item>
        <text:list-item>
          <text:p text:style-name="P17"><text:span text:style-name="T1">path = PATH</text:span> – ścieżka do katalogu, gdzie będą gromadzone pliki; zmienna wymagana;</text:p>
        </text:list-item>
        <text:list-item>
          <text:p text:style-name="P17"><text:span text:style-name="T1">allowed_ips</text:span> = ip1, ip2, …, ipN <text:s/>– prosty system autoryzacji połączeń na podstawie IP; zmienna opcjonalna.</text:p>
        </text:list-item>
      </text:list>
      <text:h text:style-name="Heading_20_2" text:outline-level="2">Client (wykorzystanie API)</text:h>
      <text:p text:style-name="Text_20_body">Klientem może być aplikacja obsługująca protokół HTTP (np. przeglądarka internetowa, http://127.0.0.1:8001/?fkey=HASH) lub aplikacja wykorzystująca bezpośrednio <text:s/>FS API. Do połączenia się z serwerem fstoraged wymagane jest podanie „fsuri”, np. „fstp://127.0.0.1:8001”. </text:p>
      <text:p text:style-name="Text_20_body"/>
      <text:p text:style-name="Text_20_body">Przykład dla języka Python (wymagany jest zainstalowany pakiet fstorage-0.5 oraz pyfstorage-0.5):</text:p>
      <text:p text:style-name="Text_20_body"/>
      <text:p text:style-name="P5">#!/usr/bin/env python</text:p>
      <text:p text:style-name="P5">from pyfstorage import Fstorage</text:p>
      <text:p text:style-name="P5"/>
      <text:p text:style-name="P5">fs = Fstorage("fstp://127.0.0.1:8001")</text:p>
      <text:p text:style-name="P5"/>
      <text:p text:style-name="P5">fs.file_send(...)</text:p>
      <text:p text:style-name="P5">fs.file_recv(...)</text:p>
      <text:p text:style-name="P5">fs.file_remove(...)</text:p>
      <text:p text:style-name="P5">fs.file_replace(...)</text:p>
      <text:p text:style-name="Text_20_body"/>
      <text:p text:style-name="Text_20_body">Pliki z przykładami znajdują się w katalogu „examples”.</text:p>
      <text:h text:style-name="Heading_20_1" text:outline-level="1">Uruchomienie</text:h>
      <text:p text:style-name="Text_20_body"/>
      <text:h text:style-name="Heading_20_2" text:outline-level="2">Lista opcji dostępnych do uruchomienia serwera.</text:h>
      <text:p text:style-name="P5">$ fstoraged -h</text:p>
      <text:p text:style-name="P5">Usage: fstoraged [options]</text:p>
      <text:p text:style-name="P5"/>
      <text:p text:style-name="P5">Options:</text:p>
      <text:p text:style-name="P5"><text:s text:c="2"/>-v, --version <text:s text:c="9"/><text:tab/>show program's version number and exit</text:p>
      <text:p text:style-name="P5"><text:s text:c="2"/>-h, --help <text:s text:c="12"/><text:tab/>show this help message and exit</text:p>
      <text:p text:style-name="P5"><text:s text:c="2"/>-d, --daemon <text:s text:c="10"/><text:tab/>run in background mode</text:p>
      <text:p text:style-name="P5"><text:s text:c="2"/>-c PATH, --config PATH <text:tab/>path to config file</text:p>
      <text:p text:style-name="P5"/>
      <text:h text:style-name="Heading_20_2" text:outline-level="2">Przykładowy plik konfiguracyjny</text:h>
      <text:p text:style-name="P5"/>
      <text:p text:style-name="P5"># Sample configuration file fstoraged</text:p>
      <text:p text:style-name="P5"><text:soft-page-break/></text:p>
      <text:p text:style-name="P5">debug = 4</text:p>
      <text:p text:style-name="P5">#logfile = ./fstoraged.log</text:p>
      <text:p text:style-name="P5">base = 45</text:p>
      <text:p text:style-name="P5">salt = 91029271</text:p>
      <text:p text:style-name="P5">host = 127.0.0.1</text:p>
      <text:p text:style-name="P5">port = 8001</text:p>
      <text:p text:style-name="P5">path = /var/tmp</text:p>
      <text:p text:style-name="P5"/>
      <text:h text:style-name="Heading_20_2" text:outline-level="2">Tryb intractive</text:h>
      <text:p text:style-name="P8">$ fstoraged -c ./fstoraged.sample.conf</text:p>
      <text:h text:style-name="Heading_20_2" text:outline-level="2">Tryb background</text:h>
      <text:p text:style-name="P8">$ fstoraged -c ./fstoraged.sample.conf -d</text:p>
      <text:h text:style-name="Heading_20_2" text:outline-level="2">Przykład</text:h>
      <text:p text:style-name="Text_20_body">Uruchamiamy serwer w trybie interactive (na początku najlepiej ustawić w pliku konfiguracyjnym debug=4, zeby lepiej zrozumić jak wszystko działa), w tym celu w terminalu należy wpisać komendę:</text:p>
      <text:p text:style-name="P8">$ fstoraged -c ./docs/fstoraged.sample.conf -d</text:p>
      <text:p text:style-name="Text_20_body"/>
      <text:p text:style-name="Text_20_body">Serwer już działa więc spróbujmy połączyć się z nim prostym programem-klientem, wykorzystującym bibliotekę libfstorage(++). W katalogu „examples” znajdują się przykłady programów w różnych językach programowania (w przypadku Python oraz PHP wymagana jest instalacja dodatkowego oprogramowania – pyfstorage lub phpfstorage). Prostym przykładem będzie wykorzystanie programu-klienta napisanego w C. W pierwszej kolejności należy przejść do katalogu „examples/C” a następnie skompilować przykładowy program i uruchomić:</text:p>
      <text:p text:style-name="P8">$ cd {fstorage_sources}/examples/C</text:p>
      <text:p text:style-name="P8">$ gcc example1.c -o example1 -lfstorage</text:p>
      <text:p text:style-name="P8">$ ./example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pitch="variable" style:font-charset="x-symbo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er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Łukasz  Podkalicki</meta:initial-creator>
    <meta:creation-date>2010-11-18T20:07:04</meta:creation-date>
    <dc:date>2010-12-30T12:12:47</dc:date>
    <dc:creator>Łukasz  Podkalicki</dc:creator>
    <meta:editing-duration>PT48H05M01S</meta:editing-duration>
    <meta:editing-cycles>11</meta:editing-cycles>
    <meta:generator>OpenOffice.org/3.2$Unix OpenOffice.org_project/320m18$Build-9502</meta:generator>
    <meta:printed-by>Łukasz  Podkalicki</meta:printed-by>
    <meta:print-date>2010-11-18T23:01:39</meta:print-date>
    <meta:document-statistic meta:table-count="0" meta:image-count="0" meta:object-count="0" meta:page-count="6" meta:paragraph-count="103" meta:word-count="1128" meta:character-count="8122"/>
  </office:meta>
</office:document-meta>
</file>